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11in"/>
    </style:style>
    <style:style style:name="co3" style:family="table-column">
      <style:table-column-properties fo:break-before="auto" style:column-width="0.5819in"/>
    </style:style>
    <style:style style:name="ro1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th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<text:s text:c="4"/>'clkm.clk_16M'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<text:s text:c="4"/>'clkm.clk_16M'</text:p>
          </table:table-cell>
          <table:table-cell office:value-type="float" office:value="170.42" calcext:value-type="float">
            <text:p>170.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mem_clk <text:s text:c="9"/>-&gt; posedge clk_$glb_clk <text:s text:c="3"/></text:p>
          </table:table-cell>
          <table:table-cell office:value-type="float" office:value="66.97" calcext:value-type="float">
            <text:p>66.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mem_clk <text:s text:c="9"/>-&gt; posedge clk_$glb_clk <text:s text:c="3"/>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posedge mem_clk <text:s text:c="8"/>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posedge mem_clk <text:s text:c="8"/></text:p>
          </table:table-cell>
          <table:table-cell office:value-type="float" office:value="51.98" calcext:value-type="float">
            <text:p>51.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lk_$glb_clk <text:s text:c="4"/>-&gt; posedge mem_clk <text:s text:c="8"/>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lk_$glb_clk <text:s text:c="4"/>-&gt; posedge mem_clk <text:s text:c="8"/></text:p>
          </table:table-cell>
          <table:table-cell office:value-type="float" office:value="50.31" calcext:value-type="float">
            <text:p>5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negedge clk_$glb_clk <text:s text:c="3"/>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negedge clk_$glb_clk <text:s text:c="3"/></text:p>
          </table:table-cell>
          <table:table-cell office:value-type="float" office:value="46.81" calcext:value-type="float">
            <text:p>46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negedge clk_$glb_clk <text:s text:c="4"/>-&gt; posedge cpu_clk_$glb_clk</text:p>
          </table:table-cell>
          <table:table-cell office:value-type="float" office:value="41.66" calcext:value-type="float">
            <text:p>41.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negedge clk_$glb_clk <text:s text:c="4"/>-&gt; posedge cpu_clk_$glb_clk</text:p>
          </table:table-cell>
          <table:table-cell office:value-type="float" office:value="41.23" calcext:value-type="float">
            <text:p>41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mem_clk <text:s text:c="9"/>-&gt; posedge cpu_clk_$glb_clk</text:p>
          </table:table-cell>
          <table:table-cell office:value-type="float" office:value="37.54" calcext:value-type="float">
            <text:p>37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posedge clk_$glb_clk <text:s text:c="3"/>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mem_clk <text:s text:c="9"/>-&gt; posedge cpu_clk_$glb_clk</text:p>
          </table:table-cell>
          <table:table-cell office:value-type="float" office:value="37.07" calcext:value-type="float">
            <text:p>37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pu_clk_$glb_clk -&gt; posedge clk_$glb_clk <text:s text:c="3"/>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lk_$glb_clk <text:s text:c="4"/>-&gt; posedge cpu_clk_$glb_clk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posedge clk_$glb_clk <text:s text:c="4"/>-&gt; posedge cpu_clk_$glb_clk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'cpu_clk_$glb_clk'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'cpu_clk_$glb_clk'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<text:s text:c="4"/>'clk_$glb_clk'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Max frequency for clock <text:s text:c="4"/>'clk_$glb_clk'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formula="of:=1000000000/28220000" office:value-type="float" office:value="35.4358610914245" calcext:value-type="float">
            <text:p>35.4358610914245</text:p>
          </table:table-cell>
          <table:table-cell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2:Sheet1.D24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19:05:16.9218685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9:05:17.494386609</meta:creation-date>
    <meta:generator>LibreOffice/24.2.2.2$Linux_X86_64 LibreOffice_project/420$Build-2</meta:generator>
    <meta:editing-duration>PT7M10S</meta:editing-duration>
    <meta:editing-cycles>2</meta:editing-cycles>
    <dc:title>height022</dc:title>
    <dc:date>2024-04-25T19:12:26.722302774</dc:date>
    <meta:document-statistic meta:table-count="1" meta:cell-count="47" meta:object-count="0"/>
    <meta:template xlink:type="simple" xlink:actuate="onRequest" xlink:title="height022" xlink:href="../../../../../.config/libreoffice/4/user/template/height022.ots" meta:date="2024-04-25T19:05:17.035817972"/>
  </office:meta>
</office:document-meta>
</file>